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ff8a6" officeooo:paragraph-rsid="000ff8a6"/>
    </style:style>
    <style:style style:name="P2" style:family="paragraph" style:parent-style-name="Standard">
      <style:text-properties fo:font-weight="bold" officeooo:rsid="000ff8a6" officeooo:paragraph-rsid="000ff8a6" style:font-weight-asian="bold" style:font-weight-complex="bold"/>
    </style:style>
    <style:style style:name="P3" style:family="paragraph" style:parent-style-name="Standard">
      <style:text-properties fo:font-weight="bold" officeooo:rsid="00117d4b" officeooo:paragraph-rsid="00117d4b" style:font-weight-asian="bold" style:font-weight-complex="bold"/>
    </style:style>
    <style:style style:name="P4" style:family="paragraph" style:parent-style-name="Standard">
      <style:text-properties fo:font-weight="normal" officeooo:rsid="000ff8a6" officeooo:paragraph-rsid="000ff8a6" style:font-weight-asian="normal" style:font-weight-complex="normal"/>
    </style:style>
    <style:style style:name="P5" style:family="paragraph" style:parent-style-name="Standard">
      <style:text-properties fo:font-weight="normal" officeooo:rsid="00117d4b" officeooo:paragraph-rsid="00117d4b" style:font-weight-asian="normal" style:font-weight-complex="normal"/>
    </style:style>
    <style:style style:name="P6" style:family="paragraph" style:parent-style-name="Standard">
      <style:text-properties style:text-underline-style="solid" style:text-underline-width="auto" style:text-underline-color="font-color" officeooo:rsid="000ff8a6" officeooo:paragraph-rsid="000ff8a6"/>
    </style:style>
    <style:style style:name="P7" style:family="paragraph" style:parent-style-name="Standard">
      <style:text-properties style:text-underline-style="none" officeooo:rsid="000ff8a6" officeooo:paragraph-rsid="000ff8a6"/>
    </style:style>
    <style:style style:name="P8" style:family="paragraph" style:parent-style-name="Standard">
      <style:text-properties style:text-underline-style="none" officeooo:rsid="00117d4b" officeooo:paragraph-rsid="00117d4b"/>
    </style:style>
    <style:style style:name="P9" style:family="paragraph" style:parent-style-name="Standard">
      <style:text-properties officeooo:rsid="00117d4b" officeooo:paragraph-rsid="00117d4b"/>
    </style:style>
    <style:style style:name="P10" style:family="paragraph" style:parent-style-name="Standard">
      <style:text-properties style:text-underline-style="solid" style:text-underline-width="auto" style:text-underline-color="font-color" officeooo:rsid="00117d4b" officeooo:paragraph-rsid="000ff8a6"/>
    </style:style>
    <style:style style:name="P11" style:family="paragraph" style:parent-style-name="Standard">
      <style:text-properties fo:font-weight="normal" officeooo:rsid="000ff8a6" officeooo:paragraph-rsid="000ff8a6" style:font-weight-asian="normal" style:font-weight-complex="normal"/>
    </style:style>
    <style:style style:name="P12" style:family="paragraph" style:parent-style-name="Standard">
      <style:text-properties fo:font-weight="normal" officeooo:rsid="00117d4b" officeooo:paragraph-rsid="00117d4b" style:font-weight-asian="normal" style:font-weight-complex="normal"/>
    </style:style>
    <style:style style:name="P13" style:family="paragraph" style:parent-style-name="Standard">
      <style:text-properties fo:font-weight="bold" officeooo:rsid="00117d4b" officeooo:paragraph-rsid="00117d4b"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17d4b"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17d4b"/>
    </style:style>
    <style:style style:name="T5" style:family="text">
      <style:text-properties style:text-underline-style="solid" style:text-underline-width="auto" style:text-underline-color="font-color" officeooo:rsid="00117d4b"/>
    </style:style>
    <style:style style:name="T6" style:family="text">
      <style:text-properties style:text-line-through-style="solid" style:text-line-through-type="single"/>
    </style:style>
    <style:style style:name="T7" style:family="text">
      <style:text-properties style:text-line-through-style="solid" style:text-line-through-type="single" fo:font-weight="normal" style:font-weight-asian="normal" style:font-weight-complex="normal"/>
    </style:style>
    <style:style style:name="T8" style:family="text">
      <style:text-properties style:text-line-through-style="none" style:text-line-through-type="none" fo:font-weight="normal" style:font-weight-asian="normal" style:font-weight-complex="normal"/>
    </style:style>
    <style:style style:name="T9" style:family="text">
      <style:text-properties style:text-line-through-style="none" style:text-line-through-type="none" fo:font-weight="normal" officeooo:rsid="00128e1d" style:font-weight-asian="normal" style:font-weight-complex="normal"/>
    </style:style>
    <style:style style:name="T10" style:family="text">
      <style:text-properties officeooo:rsid="00128e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t in a surreal neo captalist office building the player is a new employee who through a days worth of work gets to influence the workplace and hopefully Stab The CEO.</text:p>
      <text:p text:style-name="P1"/>
      <text:p text:style-name="P1">The UI is a corporate made glasses that refract your subconscious and humane thoughts into a grotesque and real embodiment in the corner of your vision</text:p>
      <text:p text:style-name="P1"><text:tab/>This embodiment is Glorb a gross thing who talks and yells obscenities in the corner</text:p>
      <text:p text:style-name="P1"/>
      <text:p text:style-name="P1"><text:span text:style-name="T6">Maybe the players dialogue is set and they are usually </text:span>given an opinion from glorb and it’s up to the player to interact differently or in contradiction to their character if they want</text:p>
      <text:p text:style-name="P1"><text:tab/><text:span text:style-name="T4">The player has no dialouge</text:span></text:p>
      <text:p text:style-name="P1"/>
      <text:p text:style-name="P1">The player has 3 possible endings, they either get fired by the company, get promoted by the company, or get promoted and while in front of the boss can kill the mother fucker</text:p>
      <text:p text:style-name="P1"><text:tab/>In order to get summoned by the boss the player needs to be in good standing with the company </text:p>
      <text:p text:style-name="P9"/>
      <text:p text:style-name="P6">The player has an inventory and is able to drag items from their desk or screen into their pockets to use them to interact <text:span text:style-name="T4">(this is most of the puzzle solving that isn’t ethical questions being asked to the player)</text:span></text:p>
      <text:p text:style-name="P7"><text:tab/><text:span text:style-name="T5">When your hand hovers over an item that you can pick up it glows with a white outline and the hand open ups</text:span></text:p>
      <text:p text:style-name="P10"/>
      <text:p text:style-name="P8">I want the camera to be able to move along a path and take the player around the office depending on what interaction they are having, part of puzzles being to grab stuff while out or during the transitions between scenes</text:p>
      <text:p text:style-name="Horizontal_20_Line"/>
      <text:p text:style-name="P1">Characters</text:p>
      <text:p text:style-name="P1">Glorb – a crude mouth embodiment of the player’s consciousness that encourages their worst actions. </text:p>
      <text:p text:style-name="P1"/>
      <text:p text:style-name="P1">Steven – a 35ish employee who’s found himself a comforting job and is doing everything he wants in life and has taken it on himself to take the player under his wing and watch out for them</text:p>
      <text:p text:style-name="P1"/>
      <text:p text:style-name="P1">Man in the Vent – A mysterious figure who sits in the vent right above you and want’s companies secrets and maybe even a friend</text:p>
      <text:p text:style-name="P1"/>
      <text:p text:style-name="P9">Boss Man – The enigmatic ceo </text:p>
      <text:p text:style-name="P9"><text:line-break/>Carol – The birthday girl from HR who depending on the players standing with the company will directly affect how they are treated</text:p>
      <text:p text:style-name="Horizontal_20_Line"/>
      <text:p text:style-name="P1">Scenarios </text:p>
      <text:p text:style-name="P3">A lethargic man calls the company, clearly at his end and maybe even suicidal if it can come off the right way</text:p>
      <text:p text:style-name="P3"><text:tab/><text:span text:style-name="T3">Customer: Uh hello I’m one of your standing customers and I don’t want my money anymore. I don’t really care what you do with it but I don’t need it anymore and you guys are already holding onto it. You probably aren’t gonna hear from me again so consider the money yours *hangs up before the player can talk</text:span></text:p>
      <text:p text:style-name="P1"/>
      <text:p text:style-name="P1"><text:tab/><text:span text:style-name="T2">The player is given the choice to either pocket the money themselves or to give it to the </text:span><text:soft-page-break/><text:span text:style-name="T2">company, there is a blatant disregard for the mans state as if the world the man lives in cannot acknowledge the anguish he is in</text:span></text:p>
      <text:p text:style-name="P2">The Player is called by an employer who wants to open a back account for their child to secure inter generational wealth</text:p>
      <text:p text:style-name="P1"><text:tab/>Customer: “Hello my Acc # is ******** I’d like to cut a quarter out of my account for my newborn son and I trust you to put them into secure investments so he can turn out just like his old man”</text:p>
      <text:p text:style-name="P1"><text:tab/><text:span text:style-name="T6">Player: “ No problem sir, you’re opening an account at the prime of the economy and I should be able to but you’re money into the right investments with one hand tied behind my back”</text:span></text:p>
      <text:p text:style-name="P1"/>
      <text:p text:style-name="P1"><text:tab/>Glorb: “This shit thinks he can just make not just his life but the life of everyone around him easier, you know your employment contract absolves you of all liability if his money went into the DVD market</text:p>
      <text:p text:style-name="P1"/>
      <text:p text:style-name="P1"><text:tab/><text:span text:style-name="T1">The player computer has two options on their computer to either put the money into the International League of Irreplaceable Companies (ILIC) or into Blockbuster</text:span></text:p>
      <text:p text:style-name="P2"/>
      <text:p text:style-name="P2"/>
      <text:p text:style-name="P2">Steven walks up to the player</text:p>
      <text:p text:style-name="P4"><text:tab/>Steven: “Hey there bub my names Steven I saw you were new here and thought I’d treat you like family and introduce myself, I know this all probably seems like a lot but trust me once you’ve been here a while it feels like you’ve known nothing else…. Anyways Carol from HR is bringing cake later today for her birthday and we’re all signing a card for her and I thought I’d get you in on it since the only think that doesn't go with cake is a bad attitude!!”</text:p>
      <text:p text:style-name="P4"><text:tab/></text:p>
      <text:p text:style-name="P4"><text:tab/>Glorb: “Who does this man think he is, if I wanted to be your friend you would know what kinda person I am when drunk, we should show him what he deserves for trying to indoctrinate us into his suburban cult”</text:p>
      <text:p text:style-name="P4"><text:tab/></text:p>
      <text:p text:style-name="P2"><text:tab/>The player is given a two part choice the first is if they want to leave a nice or mean message on carrols card and the second is if they want to leave their signature or leave it anon</text:p>
      <text:p text:style-name="P2"/>
      <text:p text:style-name="P5">Steven: “and before I go Boss Man wanted me to tell you that you’re gonna get an important call for the company and you should consider it your moment to provide for the company, I bet you’ll do fine and shine like the rest of us :)”</text:p>
      <text:p text:style-name="P5"/>
      <text:p text:style-name="P5"/>
      <text:p text:style-name="P3">The player then gets a call from a gruff customer who want’s approval to open a diamond mine in Africa</text:p>
      <text:p text:style-name="P3"/>
      <text:p text:style-name="P3"><text:tab/><text:span text:style-name="T3">Customer: I just got back from a funeral and it was all very sad but I was bequeathed a small fortune and in their dying breath they told me they wanted me to expand our Ice Cream Business to “diversify our portfolio” and there’s no market like African blood diamonds. Only issue is I have just enough money to buy all the equipment, land and I just need some insurance to be able to cover collateral. I’m about to redefine human rights and just need your help</text:span></text:p>
      <text:p text:style-name="P5"/>
      <text:p text:style-name="P3"><text:tab/>The player is given the simple choice of yes or no for approval and ideally this is a choice that is reflected and treated as a rock to compare the players choice for the company at this point of time to later decisions</text:p>
      <text:p text:style-name="P3"><text:soft-page-break/></text:p>
      <text:p text:style-name="P3">Man in the Vent</text:p>
      <text:p text:style-name="P3"/>
      <text:p text:style-name="P5"><text:tab/>Man in the vent: Psst…. Psst Hey new guy up here, listen I know you don’t how it works out here but it’s a cutthroat world you can’t trust anyone who won’t scratch your back, and lucky you I have an opportunity to make a new friend. My employer is doing a vibe check on the african diamond mine market and word around the street is this company might know how many more mine are gonna open in the next 5 years</text:p>
      <text:p text:style-name="P5"/>
      <text:p text:style-name="P3"><text:tab/>If the player has decide they opened up the mines then they can give the man an exact # or they can refuse to help him for the loyalty of the company</text:p>
      <text:p text:style-name="P3"><text:tab/><text:span text:style-name="T3">Man in Vent #1: Thank you for the info and for scratching my back, my employer will be very happy and someone will be back to scratch your back, WHAT?! No not me I’m just a middle man</text:span></text:p>
      <text:p text:style-name="P5"/>
      <text:p text:style-name="P5"><text:tab/>Man in vent #2: Hmm I have to admit the loyalty to your company is kinda hot but it’s the wrong company, these people don’t even care about you like you’re family, not like how WE could care about you</text:p>
      <text:p text:style-name="P3"><text:tab/>If the player passed on the mines then they can lie to the man and still gain his favor or be honest and disappoint him</text:p>
      <text:p text:style-name="P5"><text:tab/>Man in Vent #1: Thank you for the info I’d be more than happy to scracth your back if I had anything, only thing I got is a friend of course.. </text:p>
      <text:p text:style-name="P5"/>
      <text:p text:style-name="P5"><text:tab/>Man in vent #2: Maybe you aren’t cut out for this job, make your money and get out while you can before this place eats you alive</text:p>
      <text:p text:style-name="P5"/>
      <text:p text:style-name="P3"><text:tab/>If they player has in someway helped the man he will come back later asking for more secrets, if the player has helped him by lying then he will be extra friendly and you’ll be able to give him the ring off of carols hand instead of company secrets </text:p>
      <text:p text:style-name="P3"/>
      <text:p text:style-name="P3">Steven confronts the player about a rat in the office</text:p>
      <text:p text:style-name="P3"/>
      <text:p text:style-name="P3"><text:tab/><text:span text:style-name="T3">Steven: Pal.. I wanna catch up with you, mind following me to the break room</text:span></text:p>
      <text:p text:style-name="P3"><text:span text:style-name="T3"><text:tab/></text:span>The camera follows the player to the opposite side of the room where they stand next a water cooler and some cabinets, <text:span text:style-name="T10">there is a visible camera recording them</text:span></text:p>
      <text:p text:style-name="P3"><text:tab/><text:span text:style-name="T3">Steven: Hey so I’m not usually the type to go around pointing fingers, but HR has started shooting and someone needs to aim the gun so in order for a straight shot I need some straight answers. </text:span><text:span text:style-name="T7">Are you or are you not a card holding member of the communist party? </text:span><text:span text:style-name="T8">Have you been talking to the men in the wall?</text:span><text:span text:style-name="T9">.. I’ve talked to the men in the wall it’s ok, they aren’t bad people just confused, be honest with me new guy what have you told the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in" fo:margin-bottom="0.0972in" style:contextual-spacing="false" fo:line-height="11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5-16T10:50:33.745000000</dc:date>
    <dc:creator>Daniel Herrera</dc:creator>
    <meta:editing-duration>PT2H18M48S</meta:editing-duration>
    <meta:editing-cycles>3</meta:editing-cycles>
    <meta:generator>LibreOffice/7.4.3.2$Windows_X86_64 LibreOffice_project/1048a8393ae2eeec98dff31b5c133c5f1d08b890</meta:generator>
    <meta:document-statistic meta:table-count="0" meta:image-count="0" meta:object-count="0" meta:page-count="3" meta:paragraph-count="48" meta:word-count="1497" meta:character-count="7764" meta:non-whitespace-character-count="6273"/>
  </office:meta>
</office:document-meta>
</file>